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Officielle estimate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dul</text:p>
          </table:table-cell>
          <table:table-cell office:value-type="string" calcext:value-type="string">
            <text:p>Minutter</text:p>
          </table:table-cell>
        </table:table-row>
        <table:table-row table:style-name="ro1">
          <table:table-cell office:value-type="string" calcext:value-type="string">
            <text:p>Modul 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odul 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odul 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dul 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odul 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dul 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odul 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dul 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odul 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odul 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odul 1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2])"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I timer</text:p>
          </table:table-cell>
          <table:table-cell table:formula="of:=[.B13]/60" office:value-type="float" office:value="9.75" calcext:value-type="float">
            <text:p>9,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-00-0000</text:date>, <text:time style:data-style-name="N2" text:time-value="21:05:31.6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13:15:40.854000000</meta:creation-date>
    <dc:date>2016-05-15T21:08:33.764000000</dc:date>
    <meta:editing-duration>PT7M22S</meta:editing-duration>
    <meta:editing-cycles>3</meta:editing-cycles>
    <meta:generator>LibreOffice/5.1.2.2$Windows_x86 LibreOffice_project/d3bf12ecb743fc0d20e0be0c58ca359301eb705f</meta:generator>
    <meta:document-statistic meta:table-count="1" meta:cell-count="28" meta:object-count="0"/>
  </office:meta>
</office:document-meta>
</file>